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34d2" officeooo:paragraph-rsid="001f34d2" style:font-weight-asian="bold" style:font-weight-complex="bold"/>
    </style:style>
    <style:style style:name="P2" style:family="paragraph" style:parent-style-name="Standard">
      <style:text-properties fo:font-weight="bold" officeooo:rsid="001f965c" officeooo:paragraph-rsid="001f965c" style:font-weight-asian="bold" style:font-weight-complex="bold"/>
    </style:style>
    <style:style style:name="P3" style:family="paragraph" style:parent-style-name="Standard">
      <style:text-properties fo:font-weight="bold" officeooo:rsid="001f965c" officeooo:paragraph-rsid="002105eb" style:font-weight-asian="bold" style:font-weight-complex="bold"/>
    </style:style>
    <style:style style:name="P4" style:family="paragraph" style:parent-style-name="Standard">
      <style:text-properties fo:font-weight="bold" officeooo:rsid="002105eb" officeooo:paragraph-rsid="002105eb" style:font-weight-asian="bold" style:font-weight-complex="bold"/>
    </style:style>
    <style:style style:name="P5" style:family="paragraph" style:parent-style-name="Standard">
      <style:text-properties fo:font-weight="bold" officeooo:paragraph-rsid="0023bc7e" style:font-weight-asian="bold" style:font-weight-complex="bold"/>
    </style:style>
    <style:style style:name="P6" style:family="paragraph" style:parent-style-name="Standard">
      <style:text-properties fo:font-weight="bold" officeooo:paragraph-rsid="0024f0b0" style:font-weight-asian="bold" style:font-weight-complex="bold"/>
    </style:style>
    <style:style style:name="P7" style:family="paragraph" style:parent-style-name="Standard">
      <style:text-properties fo:font-weight="bold" officeooo:rsid="00255170" officeooo:paragraph-rsid="00255170" style:font-weight-asian="bold" style:font-weight-complex="bold"/>
    </style:style>
    <style:style style:name="P8" style:family="paragraph" style:parent-style-name="Standard">
      <style:text-properties fo:font-weight="bold" officeooo:rsid="0025eda9" officeooo:paragraph-rsid="0025eda9" style:font-weight-asian="bold" style:font-weight-complex="bold"/>
    </style:style>
    <style:style style:name="P9" style:family="paragraph" style:parent-style-name="Standard">
      <style:text-properties fo:font-weight="normal" officeooo:rsid="002105eb" officeooo:paragraph-rsid="002105eb" style:font-weight-asian="normal" style:font-weight-complex="normal"/>
    </style:style>
    <style:style style:name="P10" style:family="paragraph" style:parent-style-name="Standard">
      <style:text-properties fo:font-weight="normal" officeooo:rsid="0025eda9" officeooo:paragraph-rsid="0025eda9" style:font-weight-asian="normal" style:font-weight-complex="normal"/>
    </style:style>
    <style:style style:name="P11" style:family="paragraph" style:parent-style-name="Standard">
      <style:text-properties officeooo:paragraph-rsid="002105eb"/>
    </style:style>
    <style:style style:name="P12" style:family="paragraph" style:parent-style-name="Standard">
      <style:text-properties officeooo:paragraph-rsid="0022936d"/>
    </style:style>
    <style:style style:name="P13" style:family="paragraph" style:parent-style-name="Standard">
      <style:text-properties officeooo:paragraph-rsid="0023bc7e"/>
    </style:style>
    <style:style style:name="P14" style:family="paragraph" style:parent-style-name="Text_20_body" style:list-style-name="L1">
      <style:paragraph-properties fo:text-align="start" style:justify-single-word="false" fo:orphans="2" fo:widows="2"/>
      <style:text-properties fo:font-variant="normal" fo:text-transform="none" fo:color="#000000" style:font-name="Times New Roman" fo:font-size="14pt" fo:letter-spacing="normal" fo:font-style="italic" fo:font-weight="normal"/>
    </style:style>
    <style:style style:name="P15" style:family="paragraph" style:parent-style-name="Text_20_body" style:list-style-name="L1">
      <style:paragraph-properties fo:orphans="2" fo:widows="2"/>
      <style:text-properties fo:font-variant="normal" fo:text-transform="none" fo:color="#000000" style:font-name="Times New Roman" fo:font-size="14pt" fo:letter-spacing="normal" fo:font-style="italic" fo:font-weight="normal"/>
    </style:style>
    <style:style style:name="P16" style:family="paragraph" style:parent-style-name="Text_20_body">
      <style:text-properties fo:font-variant="normal" fo:text-transform="none" fo:color="#000000" style:font-name="Times New Roman" fo:font-size="14pt" fo:letter-spacing="normal" fo:font-style="italic" fo:font-weight="normal" officeooo:rsid="001f965c" officeooo:paragraph-rsid="001f965c" style:font-weight-asian="bold" style:font-weight-complex="bold"/>
    </style:style>
    <style:style style:name="P17"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9" style:family="paragraph" style:parent-style-name="Text_20_body" style:list-style-name="L2">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officeooo:rsid="002105eb" style:font-weight-asian="normal" style:font-weight-complex="normal"/>
    </style:style>
    <style:style style:name="T3" style:family="text">
      <style:text-properties fo:font-weight="bold"/>
    </style:style>
    <style:style style:name="T4" style:family="text">
      <style:text-properties fo:font-style="italic"/>
    </style:style>
    <style:style style:name="T5" style:family="text">
      <style:text-properties style:font-weight-asian="normal" style:font-weight-complex="normal"/>
    </style:style>
    <style:style style:name="T6" style:family="text">
      <style:text-properties fo:font-variant="normal" fo:text-transform="none" fo:color="#222222" style:font-name="arial" fo:font-size="12pt" fo:letter-spacing="normal" fo:font-style="normal"/>
    </style:style>
    <style:style style:name="T7" style:family="text">
      <style:text-properties fo:font-variant="normal" fo:text-transform="none" fo:color="#222222" style:font-name="arial" fo:font-size="12pt" fo:letter-spacing="normal" fo:font-style="normal" fo:font-weight="normal"/>
    </style:style>
    <style:style style:name="T8" style:family="text">
      <style:text-properties fo:font-variant="normal" fo:text-transform="none" fo:color="#222222" style:font-name="arial" fo:font-size="12pt" fo:letter-spacing="normal" fo:font-style="normal" fo:font-weight="normal" officeooo:rsid="0023bc7e"/>
    </style:style>
    <style:style style:name="T9" style:family="text">
      <style:text-properties fo:font-variant="normal" fo:text-transform="none" fo:color="#222222" style:font-name="arial" fo:font-size="12pt" fo:letter-spacing="normal" fo:font-style="normal" fo:font-weight="normal" style:font-weight-asian="normal" style:font-weight-complex="normal"/>
    </style:style>
    <style:style style:name="T10" style:family="text">
      <style:text-properties fo:font-variant="normal" fo:text-transform="none" fo:color="#222222" style:font-name="arial" fo:font-size="12pt" fo:letter-spacing="normal" fo:font-style="normal" fo:font-weight="bold"/>
    </style:style>
    <style:style style:name="T11" style:family="text">
      <style:text-properties fo:font-variant="normal" fo:text-transform="none" fo:color="#222222" style:font-name="arial" fo:font-size="12pt" fo:letter-spacing="normal" fo:font-style="normal" fo:font-weight="bold" style:font-weight-asian="bold" style:font-weight-complex="bold"/>
    </style:style>
    <style:style style:name="T12" style:family="text">
      <style:text-properties fo:font-variant="normal" fo:text-transform="none" fo:color="#222222" style:font-name="arial" fo:font-size="12pt" fo:letter-spacing="normal" fo:font-style="normal" fo:font-weight="bold" officeooo:rsid="0023bc7e" style:font-weight-asian="bold" style:font-weight-complex="bold"/>
    </style:style>
    <style:style style:name="T13" style:family="text">
      <style:text-properties fo:font-variant="normal" fo:text-transform="none" fo:color="#222222" style:font-name="arial" fo:font-size="12pt" fo:letter-spacing="normal" fo:font-style="normal" officeooo:rsid="0023bc7e"/>
    </style:style>
    <style:style style:name="T14" style:family="text">
      <style:text-properties fo:font-variant="normal" fo:text-transform="none" fo:color="#222222"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ark Coloring Algorithm for Personalized Pagerank Computing</text:p>
      <text:p text:style-name="P1"/>
      <text:p text:style-name="P2">Review of pagerank </text:p>
      <text:p text:style-name="P2"><text:span text:style-name="T1"/></text:p>
      <text:p text:style-name="P16"><text:span text:style-name="T5">We assume page A has pages T1...Tn which point to it (i.e., are citations). The parameter d is a damping factor which can be set between 0 and 1. We usually set d to 0.85. There are more details about d in the next section. Also C(A) is defined as the number of links going out of page A. The PageRank of a page A is given as follows:</text:span></text:p>
      <text:list xml:id="list1032386844" text:style-name="L1">
        <text:list-header>
          <text:p text:style-name="P14">PR(A) = (1-d) + d (PR(T1)/C(T1) + ... + PR(Tn)/C(Tn))</text:p>
          <text:p text:style-name="P14">Note that the PageRanks form a probability distribution over web pages, so the sum of all web pages' PageRanks will be one.</text:p>
          <text:p text:style-name="P15">PageRank or PR(A) can be calculated using a simple iterative algorithm, and corresponds to the principal eigenvector of the normalized link matrix of the web.</text:p>
        </text:list-header>
      </text:list>
      <text:p text:style-name="P18">but that’s not too helpful so let’s break it down into sections.</text:p>
      <text:list xml:id="list3536308476" text:style-name="L2">
        <text:list-item>
          <text:p text:style-name="P19"><text:span text:style-name="T3">PR(Tn)</text:span> - Each page has a notion of its own self-importance. That’s “PR(T1)” for the first page in the web all the way up to “PR(Tn)” for the last page</text:p>
        </text:list-item>
        <text:list-item>
          <text:p text:style-name="P19"><text:span text:style-name="T3">C(Tn)</text:span> - Each page spreads its vote out evenly amongst all of it’s outgoing links. The count, or number, of outgoing links for page 1 is “C(T1)”, “C(Tn)” for page n, and so on for all pages.</text:p>
        </text:list-item>
        <text:list-item>
          <text:p text:style-name="P19"><text:span text:style-name="T3">PR(Tn)/C(Tn)</text:span> - so if our page (page A) has a backlink from page “n” the share of the vote page A will get is “PR(Tn)/C(Tn)”</text:p>
        </text:list-item>
        <text:list-item>
          <text:p text:style-name="P19"><text:span text:style-name="T3">d(...</text:span> - All these fractions of votes are added together but, to stop the other pages having too much influence, this total vote is “damped down” by multiplying it by 0.85 (the factor “d”)</text:p>
        </text:list-item>
        <text:list-item>
          <text:p text:style-name="P17"><text:span text:style-name="T3">(1 - d)</text:span> - The (1 – d) bit at the beginning is a bit of probability math magic so the “<text:span text:style-name="T4">sum of all web pages' PageRanks will be one</text:span>”: it adds in the bit lost by the <text:span text:style-name="T3">d(...</text:span>. It also means that if a page has no links to it (no backlinks) even then it will still get a small PR of 0.15 (i.e. 1 – 0.85). (Aside: the Google paper says “the sum of all pages” but they mean the “the normalised sum” – otherwise known as “the average” to you and me.</text:p>
        </text:list-item>
      </text:list>
      <text:p text:style-name="P2"><text:span text:style-name="T1"/></text:p>
      <text:p text:style-name="P2"><text:span text:style-name="T1"/></text:p>
      <text:p text:style-name="P3">Implication</text:p>
      <text:p text:style-name="P3"><text:span text:style-name="T1"><text:s/>Dense matrix with a lot of small numbers </text:span></text:p>
      <text:p text:style-name="P3"><text:span text:style-name="T1">Dense page rank vector with a lot of small numbers </text:span></text:p>
      <text:p text:style-name="P3"><text:span text:style-name="T1">Small numbers usually have small impact or are misleading </text:span></text:p>
      <text:p text:style-name="P3"><text:span text:style-name="T1">They still take resources to multiply them and add them </text:span></text:p>
      <text:p text:style-name="P3"><text:span text:style-name="T1">They still occupy memory </text:span></text:p>
      <text:p text:style-name="P3"><text:soft-page-break/><text:span text:style-name="T1">This is important for large scale data (WWW, social networks, …)</text:span></text:p>
      <text:p text:style-name="P3"><text:span text:style-name="T1"><text:s/>Can we find a method to keep the matrix sparse and do local updates of important nodes and not global updates to approximate rank computation?</text:span></text:p>
      <text:p text:style-name="P2"><text:span text:style-name="T1"/></text:p>
      <text:p text:style-name="P2"><text:span text:style-name="T1"/></text:p>
      <text:p text:style-name="P2"><text:span text:style-name="T1"/></text:p>
      <text:p text:style-name="P4">What is really necessary:</text:p>
      <text:p text:style-name="P4"/>
      <text:p text:style-name="P9">Sparse matrix which only stores indexes and values where it is non zero </text:p>
      <text:p text:style-name="P9">You can then represent matrix as an adjacency list </text:p>
      <text:p text:style-name="P9"/>
      <text:p text:style-name="P11"><text:span text:style-name="T2">note: </text:span><text:span text:style-name="T7">A </text:span><text:span text:style-name="T10">sparse matrix</text:span><text:span text:style-name="T14"> </text:span><text:span text:style-name="T7">is a </text:span><text:span text:style-name="T10">matrix</text:span><text:span text:style-name="T14"> </text:span><text:span text:style-name="T7">in which many or most of the elements have a value of zero. This is in contrast to a dense </text:span><text:span text:style-name="T10">matrix</text:span><text:span text:style-name="T7">, where many or most of the elements have a non-zero value.</text:span></text:p>
      <text:p text:style-name="P11"><text:span text:style-name="T7"/></text:p>
      <text:p text:style-name="P12"><text:span text:style-name="T11">Principle</text:span><text:span text:style-name="T7">: - </text:span></text:p>
      <text:p text:style-name="P12"><text:span text:style-name="T7">We start with unit amount of paint injected in b component of page rank vector -</text:span></text:p>
      <text:p text:style-name="P12"><text:span text:style-name="T7">We retain 𝛼 portion of paint to increment b component - </text:span></text:p>
      <text:p text:style-name="P12"><text:span text:style-name="T7">We distribute (1 - 𝛼)-portion uniformly among out links of b - L is the links/edges between nodes</text:span><text:span text:style-name="T8">\</text:span></text:p>
      <text:p text:style-name="P12"><text:span text:style-name="T8"/></text:p>
      <text:p text:style-name="P13"><text:span text:style-name="T12">Total amount of paint 𝑦𝑗 passing through node j consists of:</text:span><text:span text:style-name="T8"> </text:span></text:p>
      <text:p text:style-name="P13"><text:span text:style-name="T8">(1) Original unit color 𝛿 (𝑏) / affecting single page j = b </text:span></text:p>
      <text:p text:style-name="P13"><text:span text:style-name="T8">(2) Color reaching the node j as a result of propagation by inlinks</text:span></text:p>
      <text:p text:style-name="P13"><text:span text:style-name="T8"><text:s/>As only 𝛼 portion of the paint remains sticking to the node: </text:span><text:span text:style-name="T12">𝑝𝑗 = 𝛼 ∙ 𝑦𝑗</text:span><text:span text:style-name="T8"> </text:span></text:p>
      <text:p text:style-name="P13"><text:span text:style-name="T8">Bookmarking color vector is equivalent to Page Rank vector with single page teleportation</text:span></text:p>
      <text:p text:style-name="P13"><text:span text:style-name="T8"/></text:p>
      <text:p text:style-name="P5"><text:span text:style-name="T13">Further improvements</text:span></text:p>
      <text:p text:style-name="P5"><text:span text:style-name="T8"/></text:p>
      <text:p text:style-name="P6"><text:span text:style-name="T13">To speed up convergence</text:span><text:span text:style-name="T8"> – priority queue with largest w pop first </text:span></text:p>
      <text:p text:style-name="P6"><text:span text:style-name="T13">Caching</text:span><text:span text:style-name="T8"> (LRU) of linked nodes speeds up the convergence (assumption is that only nodes are in the memory =&gt; links require I/O) -</text:span></text:p>
      <text:p text:style-name="P6"><text:span text:style-name="T8"><text:s/></text:span><text:span text:style-name="T13">Bookmark</text:span><text:span text:style-name="T8"> sets – injecting and adding to queue more than just one page: 𝐵𝐶𝐴 𝐵, 𝑊, 𝛼 = 𝑤1𝐵𝐶𝐴 𝑏1, 𝛼 + ⋯ + 𝑤𝑘𝐵𝐶𝐴 𝑏𝑘, 𝛼 - We can also use weighing of edges (qualified links)</text:span></text:p>
      <text:p text:style-name="P6"><text:span text:style-name="T8"/></text:p>
      <text:p text:style-name="P7"><text:span text:style-name="T13">M</text:span><text:span text:style-name="T6">otivations</text:span><text:span text:style-name="T9"> </text:span></text:p>
      <text:p text:style-name="P7"><text:span text:style-name="T9"/></text:p>
      <text:p text:style-name="P7"><text:span text:style-name="T9">Improving business of locations/sights (increasing throughput) </text:span></text:p>
      <text:p text:style-name="P7"><text:span text:style-name="T9">Improving business of aggregate – e.g. city, region, country (taxes, local businesses) Improving tourist perceived value of trip</text:span></text:p>
      <text:p text:style-name="P7"><text:span text:style-name="T9"><text:s/>Saving time for a user (route recommendation)</text:span></text:p>
      <text:p text:style-name="P7"><text:span text:style-name="T9"/></text:p>
      <text:p text:style-name="P8"><text:span text:style-name="T6">BCA</text:span></text:p>
      <text:p text:style-name="P8"><text:span text:style-name="T6">FBCA</text:span></text:p>
      <text:p text:style-name="P8"><text:span text:style-name="T6">LBFCA</text:span></text:p>
      <text:p text:style-name="P7"><text:span text:style-name="T9"/></text:p>
      <text:p text:style-name="P8"><text:span text:style-name="T6">Summary:</text:span></text:p>
      <text:p text:style-name="P10"><text:span text:style-name="T6">BCA is a good and fast approximation of PPR </text:span></text:p>
      <text:p text:style-name="P10"><text:span text:style-name="T6">Location information aids friendship relation to improve recommendation</text:span></text:p>
      <text:p text:style-name="P10"><text:span text:style-name="T6"><text:s/>BCA/PPR is an effective algorithm to recommend on this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5:37:08.763489436</meta:creation-date>
    <meta:generator>LibreOffice/6.0.7.3$Linux_X86_64 LibreOffice_project/00m0$Build-3</meta:generator>
    <dc:date>2020-05-31T17:52:03.697194136</dc:date>
    <meta:editing-duration>PT6M50S</meta:editing-duration>
    <meta:editing-cycles>1</meta:editing-cycles>
    <meta:document-statistic meta:table-count="0" meta:image-count="0" meta:object-count="0" meta:page-count="2" meta:paragraph-count="48" meta:word-count="765" meta:character-count="4127" meta:non-whitespace-character-count="3389"/>
  </office:meta>
</office:document-meta>
</file>